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6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5.682cm" style:use-optimal-column-width="false"/>
    </style:style>
    <style:style style:name="co4" style:family="table-column">
      <style:table-column-properties style:column-width="5.68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71cm" style:use-optimal-row-height="false"/>
    </style:style>
    <style:style style:name="ro3" style:family="table-row">
      <style:table-row-properties style:row-height="0.921cm" style:use-optimal-row-height="false"/>
    </style:style>
    <style:style style:name="ro4" style:family="table-row">
      <style:table-row-properties style:row-height="0.975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2.184cm" style:use-optimal-row-height="false"/>
    </style:style>
    <style:style style:name="ro7" style:family="table-row">
      <style:table-row-properties style:row-height="2.185cm" style:use-optimal-row-height="false"/>
    </style:style>
    <style:style style:name="ce1" style:family="table-cell">
      <style:paragraph-properties fo:text-align="center" fo:border="0.28pt solid #ffffff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7.844cm" svg:height="0.962cm" svg:x="10.06cm" svg:y="8.89cm">
          <draw:text-box>
            <text:p>Lecture 9 : Karnaugh Map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Min terms</text:p>
          </draw:text-box>
        </draw:frame>
        <draw:frame draw:style-name="gr3" draw:layer="layout" svg:width="14.098cm" svg:height="4.809cm" svg:x="7.093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Min terms</text:p>
          </draw:text-box>
        </draw:frame>
        <draw:frame draw:style-name="gr3" draw:layer="layout" svg:width="18.797cm" svg:height="4.809cm" svg:x="4.593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Minterm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3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Min terms</text:p>
          </draw:text-box>
        </draw:frame>
        <draw:frame draw:style-name="gr3" draw:layer="layout" svg:width="18.797cm" svg:height="4.808cm" svg:x="4.593cm" svg:y="4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">Minterm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f</text:p>
              </table:table-cell>
            </table:table-row>
            <table:table-row table:style-name="ro2" table:default-cell-style-name="ce1">
              <table:table-cell>
                <text:p text:style-name="P3">m<text:span text:style-name="T1">0</text:span> = A’B’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m<text:span text:style-name="T1">1</text:span> = A’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3" table:default-cell-style-name="ce1">
              <table:table-cell>
                <text:p text:style-name="P3">m<text:span text:style-name="T1">2</text:span> = AB’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4" table:default-cell-style-name="ce1">
              <table:table-cell>
                <text:p text:style-name="P3">m<text:span text:style-name="T1">3</text:span> = AB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Max terms</text:p>
          </draw:text-box>
        </draw:frame>
        <draw:frame draw:style-name="gr3" draw:layer="layout" svg:width="18.797cm" svg:height="4.759cm" svg:x="4.594cm" svg:y="4.5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Maxterm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+B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+B’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5" table:default-cell-style-name="ce1">
              <table:table-cell>
                <text:p text:style-name="P3"><text:span text:style-name="T2">M</text:span><text:span text:style-name="T1">0</text:span> = A’+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’+B’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lation in between m<text:span text:style-name="T3">i</text:span> &amp; M<text:span text:style-name="T4">i</text:span></text:p>
          </draw:text-box>
        </draw:frame>
        <draw:frame draw:style-name="gr4" draw:text-style-name="P1" draw:layer="layout" svg:width="3.45cm" svg:height="0.962cm" svg:x="22.692cm" svg:y="4.145cm">
          <draw:text-box>
            <text:p>M<text:span text:style-name="T5">0</text:span><text:span text:style-name="T2"> = A + B</text:span></text:p>
          </draw:text-box>
        </draw:frame>
        <draw:frame draw:style-name="gr5" draw:text-style-name="P1" draw:layer="layout" svg:width="3.502cm" svg:height="0.962cm" svg:x="11.292cm" svg:y="4.145cm">
          <draw:text-box>
            <text:p><text:span text:style-name="T2">m</text:span><text:span text:style-name="T5">0</text:span><text:span text:style-name="T2"> = A’ . B’</text:span></text:p>
          </draw:text-box>
        </draw:frame>
        <draw:frame draw:style-name="gr6" draw:text-style-name="P1" draw:layer="layout" svg:width="3.591cm" svg:height="0.962cm" svg:x="22.692cm" svg:y="5.745cm">
          <draw:text-box>
            <text:p>M<text:span text:style-name="T5">0</text:span><text:span text:style-name="T2"> = A + B’</text:span></text:p>
          </draw:text-box>
        </draw:frame>
        <draw:frame draw:style-name="gr7" draw:text-style-name="P1" draw:layer="layout" svg:width="3.361cm" svg:height="0.962cm" svg:x="11.292cm" svg:y="5.745cm">
          <draw:text-box>
            <text:p><text:span text:style-name="T2">m</text:span><text:span text:style-name="T5">0</text:span><text:span text:style-name="T2"> = A’ . B</text:span></text:p>
          </draw:text-box>
        </draw:frame>
        <draw:frame draw:style-name="gr8" draw:text-style-name="P1" draw:layer="layout" svg:width="3.556cm" svg:height="0.962cm" svg:x="22.692cm" svg:y="7.445cm">
          <draw:text-box>
            <text:p>M<text:span text:style-name="T5">0</text:span><text:span text:style-name="T2"> = A’ + B</text:span></text:p>
          </draw:text-box>
        </draw:frame>
        <draw:frame draw:style-name="gr9" draw:text-style-name="P1" draw:layer="layout" svg:width="3.397cm" svg:height="0.962cm" svg:x="11.292cm" svg:y="7.445cm">
          <draw:text-box>
            <text:p><text:span text:style-name="T2">m</text:span><text:span text:style-name="T5">0</text:span><text:span text:style-name="T2"> = A . B’</text:span></text:p>
          </draw:text-box>
        </draw:frame>
        <draw:frame draw:style-name="gr10" draw:text-style-name="P1" draw:layer="layout" svg:width="3.697cm" svg:height="0.962cm" svg:x="22.792cm" svg:y="9.245cm">
          <draw:text-box>
            <text:p>M<text:span text:style-name="T5">0</text:span><text:span text:style-name="T2"> = A’ + B’</text:span></text:p>
          </draw:text-box>
        </draw:frame>
        <draw:frame draw:style-name="gr11" draw:text-style-name="P1" draw:layer="layout" svg:width="3.256cm" svg:height="0.962cm" svg:x="11.392cm" svg:y="9.245cm">
          <draw:text-box>
            <text:p><text:span text:style-name="T2">m</text:span><text:span text:style-name="T5">0</text:span><text:span text:style-name="T2"> = A . B</text:span></text:p>
          </draw:text-box>
        </draw:frame>
        <draw:frame draw:style-name="gr12" draw:text-style-name="P1" draw:layer="layout" svg:width="1.208cm" svg:height="0.962cm" svg:x="1.764cm" svg:y="4.186cm">
          <draw:text-box>
            <text:p>00</text:p>
          </draw:text-box>
        </draw:frame>
        <draw:frame draw:style-name="gr12" draw:text-style-name="P1" draw:layer="layout" svg:width="1.208cm" svg:height="0.962cm" svg:x="1.764cm" svg:y="5.686cm">
          <draw:text-box>
            <text:p>01</text:p>
          </draw:text-box>
        </draw:frame>
        <draw:frame draw:style-name="gr12" draw:text-style-name="P1" draw:layer="layout" svg:width="1.208cm" svg:height="0.962cm" svg:x="1.764cm" svg:y="7.486cm">
          <draw:text-box>
            <text:p>10</text:p>
          </draw:text-box>
        </draw:frame>
        <draw:frame draw:style-name="gr13" draw:text-style-name="P1" draw:layer="layout" svg:width="1.161cm" svg:height="0.962cm" svg:x="1.764cm" svg:y="9.286cm">
          <draw:text-box>
            <text:p>11</text:p>
          </draw:text-box>
        </draw:frame>
        <draw:frame draw:style-name="gr14" draw:text-style-name="P1" draw:layer="layout" svg:width="1.349cm" svg:height="0.962cm" svg:x="1.764cm" svg:y="2.986cm">
          <draw:text-box>
            <text:p>AB</text:p>
          </draw:text-box>
        </draw:frame>
        <draw:line draw:style-name="gr15" draw:text-style-name="P4" draw:layer="layout" svg:x1="3.072cm" svg:y1="4.586cm" svg:x2="10.948cm" svg:y2="4.586cm">
          <text:p/>
        </draw:line>
        <draw:line draw:style-name="gr15" draw:text-style-name="P4" draw:layer="layout" svg:x1="14.865cm" svg:y1="4.586cm" svg:x2="22.741cm" svg:y2="4.586cm">
          <text:p/>
        </draw:line>
        <draw:line draw:style-name="gr15" draw:text-style-name="P4" draw:layer="layout" svg:x1="3.065cm" svg:y1="6.186cm" svg:x2="10.941cm" svg:y2="6.186cm">
          <text:p/>
        </draw:line>
        <draw:line draw:style-name="gr15" draw:text-style-name="P4" draw:layer="layout" svg:x1="3.058cm" svg:y1="7.986cm" svg:x2="10.934cm" svg:y2="7.986cm">
          <text:p/>
        </draw:line>
        <draw:line draw:style-name="gr15" draw:text-style-name="P4" draw:layer="layout" svg:x1="3.051cm" svg:y1="9.786cm" svg:x2="10.927cm" svg:y2="9.786cm">
          <text:p/>
        </draw:line>
        <draw:line draw:style-name="gr15" draw:text-style-name="P4" draw:layer="layout" svg:x1="14.858cm" svg:y1="6.286cm" svg:x2="22.734cm" svg:y2="6.286cm">
          <text:p/>
        </draw:line>
        <draw:line draw:style-name="gr15" draw:text-style-name="P4" draw:layer="layout" svg:x1="14.851cm" svg:y1="7.986cm" svg:x2="22.727cm" svg:y2="7.986cm">
          <text:p/>
        </draw:line>
        <draw:line draw:style-name="gr15" draw:text-style-name="P4" draw:layer="layout" svg:x1="14.844cm" svg:y1="9.686cm" svg:x2="22.72cm" svg:y2="9.686cm">
          <text:p/>
        </draw:lin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SoP and PoS</text:p>
          </draw:text-box>
        </draw:frame>
        <draw:frame draw:style-name="gr3" draw:layer="layout" svg:width="23.496cm" svg:height="4.759cm" svg:x="2.294cm" svg:y="2.5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Maxterm</text:p>
              </table:table-cell>
              <table:table-cell>
                <text:p text:style-name="P3">Minterm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+B</text:p>
              </table:table-cell>
              <table:table-cell>
                <text:p text:style-name="P3">m<text:span text:style-name="T1">0</text:span> = A’B’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+B’</text:p>
              </table:table-cell>
              <table:table-cell>
                <text:p text:style-name="P3">m<text:span text:style-name="T1">1</text:span> = A’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5" table:default-cell-style-name="ce1">
              <table:table-cell>
                <text:p text:style-name="P3"><text:span text:style-name="T2">M</text:span><text:span text:style-name="T1">0</text:span> = A’+B</text:p>
              </table:table-cell>
              <table:table-cell>
                <text:p text:style-name="P3">m<text:span text:style-name="T1">2</text:span> = AB’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’+B’</text:p>
              </table:table-cell>
              <table:table-cell>
                <text:p text:style-name="P3">m<text:span text:style-name="T1">3</text:span> = AB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1" draw:layer="layout" svg:width="4.102cm" svg:height="0.962cm" svg:x="3.791cm" svg:y="9.656cm">
          <draw:text-box>
            <text:p>f = A’B’ + AB’</text:p>
          </draw:text-box>
        </draw:frame>
        <draw:frame draw:style-name="gr17" draw:text-style-name="P1" draw:layer="layout" svg:width="5.06cm" svg:height="0.962cm" svg:x="17.292cm" svg:y="9.656cm">
          <draw:text-box>
            <text:p>f = (A+B’)(A’+B’)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Karnaugh Map For Two Variables</text:p>
          </draw:text-box>
        </draw:frame>
        <draw:frame draw:style-name="gr3" draw:layer="layout" svg:width="23.496cm" svg:height="4.759cm" svg:x="2.295cm" svg:y="2.5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Maxterm</text:p>
              </table:table-cell>
              <table:table-cell>
                <text:p text:style-name="P3">Minterm</text:p>
              </table:table-cell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0</text:span> = A+B</text:p>
              </table:table-cell>
              <table:table-cell>
                <text:p text:style-name="P3">m<text:span text:style-name="T1">0</text:span> = A’B’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1</text:span> = A+B’</text:p>
              </table:table-cell>
              <table:table-cell>
                <text:p text:style-name="P3">m<text:span text:style-name="T1">1</text:span> = A’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5" table:default-cell-style-name="ce1">
              <table:table-cell>
                <text:p text:style-name="P3"><text:span text:style-name="T2">M</text:span><text:span text:style-name="T1">2</text:span> = A’+B</text:p>
              </table:table-cell>
              <table:table-cell>
                <text:p text:style-name="P3">m<text:span text:style-name="T1">2</text:span> = AB’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<text:span text:style-name="T2">M</text:span><text:span text:style-name="T1">3</text:span> = A’+B’</text:p>
              </table:table-cell>
              <table:table-cell>
                <text:p text:style-name="P3">m<text:span text:style-name="T1">3</text:span> = AB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4.098cm" svg:height="2.885cm" svg:x="6.793cm" svg:y="8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\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m<text:span text:style-name="T1">0</text:span></text:p>
              </table:table-cell>
              <table:table-cell>
                <text:p text:style-name="P3">m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m<text:span text:style-name="T1">2</text:span></text:p>
              </table:table-cell>
              <table:table-cell>
                <text:p text:style-name="P3">m<text:span text:style-name="T1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Karnaugh Map For Two Variables</text:p>
          </draw:text-box>
        </draw:frame>
        <draw:frame draw:style-name="gr3" draw:layer="layout" svg:width="14.098cm" svg:height="2.885cm" svg:x="6.793cm" svg:y="4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\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m<text:span text:style-name="T1">0</text:span></text:p>
              </table:table-cell>
              <table:table-cell>
                <text:p text:style-name="P3">m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m<text:span text:style-name="T1">2</text:span></text:p>
              </table:table-cell>
              <table:table-cell>
                <text:p text:style-name="P3">m<text:span text:style-name="T1">3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Express function in K-Map</text:p>
          </draw:text-box>
        </draw:frame>
        <draw:frame draw:style-name="gr3" draw:layer="layout" svg:width="14.098cm" svg:height="2.885cm" svg:x="6.793cm" svg:y="6.6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\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1</text:p>
              </table:table-cell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8" draw:text-style-name="P1" draw:layer="layout" svg:width="4.196cm" svg:height="0.962cm" svg:x="11.226cm" svg:y="4.054cm">
          <draw:text-box>
            <text:p>F = AB + A’B’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Express TT in K-Map</text:p>
          </draw:text-box>
        </draw:frame>
        <draw:frame draw:style-name="gr3" draw:layer="layout" svg:width="14.098cm" svg:height="2.885cm" svg:x="6.793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\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1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14.098cm" svg:height="4.809cm" svg:x="6.781cm" svg:y="3.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/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/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 through K-Map</text:p>
          </draw:text-box>
        </draw:frame>
        <draw:frame draw:style-name="gr3" draw:layer="layout" svg:width="17.049cm" svg:height="6.552cm" svg:x="4.241cm" svg:y="5.2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3">A\B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6" table:default-cell-style-name="ce1">
              <table:table-cell>
                <text:p text:style-name="P3">0</text:p>
              </table:table-cell>
              <table:table-cell/>
              <table:table-cell/>
            </table:table-row>
            <table:table-row table:style-name="ro7" table:default-cell-style-name="ce1">
              <table:table-cell>
                <text:p text:style-name="P3">1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21H32M3S</meta:editing-duration>
    <meta:editing-cycles>128</meta:editing-cycles>
    <meta:generator>LibreOffice/24.8.7.2$Linux_X86_64 LibreOffice_project/480$Build-2</meta:generator>
    <dc:title>Portfolio</dc:title>
    <dc:date>2025-08-28T12:49:20.057198376</dc:date>
    <meta:document-statistic meta:object-count="146"/>
  </office:meta>
</office:document-meta>
</file>